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stract for Research Competition</text:p>
      <text:p text:style-name="Standard"/>
      <text:p text:style-name="P1"><text:tab/>Predictive analytic techniques are questioned within the social sciences, as they seek to make predictions without considering the variables' theoretical relevance. This article explores a different conception of predictive analytics, using it to verify or refute developed theories, and applies a new predictive analytic technique to public opinion on police shootings. The technique, known as the Best Subset in Validation algorithm (or BeSiVa), creates a model from data by finding the most capable predictors. Should such a predictive approach choose theoretically supported variables as the most appropriate predictors of a given dependent variable, then the analytics provide additional support for the theory. If BeSiVa chooses other predictors, however, its findings cast doubt on the theory's veracity. Predictive analytic techniques enable a new consideration of theoretical arguments, and enable their refutation or validation without the problems of currently employed statistical te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Rogers</meta:initial-creator>
    <meta:creation-date>2016-01-29T13:03:46</meta:creation-date>
    <dc:date>2016-02-01T11:13:41</dc:date>
    <dc:creator>Benjamin Rogers</dc:creator>
    <meta:editing-duration>PT17H4M23S</meta:editing-duration>
    <meta:editing-cycles>107</meta:editing-cycles>
    <meta:generator>OpenOffice/4.1.2$Unix OpenOffice.org_project/412m3$Build-9782</meta:generator>
    <meta:document-statistic meta:table-count="0" meta:image-count="0" meta:object-count="0" meta:page-count="1" meta:paragraph-count="2" meta:word-count="144" meta:character-count="1033"/>
  </office:meta>
</office:document-meta>
</file>